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2449" officeooo:paragraph-rsid="00172449"/>
    </style:style>
    <style:style style:name="P2" style:family="paragraph" style:parent-style-name="Standard">
      <style:paragraph-properties fo:text-align="center" style:justify-single-word="false"/>
      <style:text-properties officeooo:rsid="00172449" officeooo:paragraph-rsid="00172449"/>
    </style:style>
    <style:style style:name="P3" style:family="paragraph" style:parent-style-name="Standard">
      <style:paragraph-properties fo:text-align="center" style:justify-single-word="false"/>
      <style:text-properties officeooo:rsid="00172449" officeooo:paragraph-rsid="001d70a6"/>
    </style:style>
    <style:style style:name="P4" style:family="paragraph" style:parent-style-name="Standard">
      <style:paragraph-properties fo:text-align="start" style:justify-single-word="false"/>
      <style:text-properties officeooo:rsid="00172449" officeooo:paragraph-rsid="00172449"/>
    </style:style>
    <style:style style:name="P5" style:family="paragraph" style:parent-style-name="Standard">
      <style:paragraph-properties fo:text-align="start" style:justify-single-word="false"/>
      <style:text-properties officeooo:rsid="00172449" officeooo:paragraph-rsid="001d70a6"/>
    </style:style>
    <style:style style:name="P6" style:family="paragraph" style:parent-style-name="Standard">
      <style:text-properties officeooo:rsid="00172449" officeooo:paragraph-rsid="001b8e0b"/>
    </style:style>
    <style:style style:name="P7" style:family="paragraph" style:parent-style-name="Standard">
      <style:text-properties officeooo:rsid="00172449" officeooo:paragraph-rsid="001d70a6"/>
    </style:style>
    <style:style style:name="P8" style:family="paragraph" style:parent-style-name="Standard">
      <style:paragraph-properties fo:text-align="center" style:justify-single-word="false"/>
      <style:text-properties officeooo:rsid="001916e9" officeooo:paragraph-rsid="001916e9"/>
    </style:style>
    <style:style style:name="P9" style:family="paragraph" style:parent-style-name="Standard">
      <style:paragraph-properties fo:text-align="start" style:justify-single-word="false"/>
      <style:text-properties officeooo:rsid="001916e9" officeooo:paragraph-rsid="001916e9"/>
    </style:style>
    <style:style style:name="P10" style:family="paragraph" style:parent-style-name="Standard">
      <style:paragraph-properties fo:text-align="start" style:justify-single-word="false"/>
      <style:text-properties officeooo:rsid="001abe2b" officeooo:paragraph-rsid="001abe2b"/>
    </style:style>
    <style:style style:name="P11" style:family="paragraph" style:parent-style-name="Standard">
      <style:text-properties officeooo:rsid="00172449" officeooo:paragraph-rsid="00172449" style:font-size-asian="10.5pt"/>
    </style:style>
    <style:style style:name="P12" style:family="paragraph" style:parent-style-name="Standard">
      <style:paragraph-properties fo:text-align="start" style:justify-single-word="false"/>
      <style:text-properties officeooo:rsid="001d70a6" officeooo:paragraph-rsid="001d70a6"/>
    </style:style>
    <style:style style:name="P13" style:family="paragraph" style:parent-style-name="Standard">
      <style:paragraph-properties fo:text-align="start" style:justify-single-word="false"/>
      <style:text-properties officeooo:rsid="001e99b8" officeooo:paragraph-rsid="001e99b8"/>
    </style:style>
    <style:style style:name="P14" style:family="paragraph" style:parent-style-name="Standard">
      <style:paragraph-properties fo:text-align="start" style:justify-single-word="false"/>
      <style:text-properties officeooo:rsid="001fd517" officeooo:paragraph-rsid="001fd517"/>
    </style:style>
    <style:style style:name="P15" style:family="paragraph" style:parent-style-name="Standard">
      <style:paragraph-properties fo:text-align="start" style:justify-single-word="false"/>
      <style:text-properties officeooo:rsid="001fd517" officeooo:paragraph-rsid="00212337"/>
    </style:style>
    <style:style style:name="P16" style:family="paragraph" style:parent-style-name="Standard">
      <style:paragraph-properties fo:text-align="start" style:justify-single-word="false"/>
      <style:text-properties officeooo:rsid="00212337" officeooo:paragraph-rsid="00212337"/>
    </style:style>
    <style:style style:name="P17" style:family="paragraph" style:parent-style-name="Standard">
      <style:paragraph-properties fo:text-align="start" style:justify-single-word="false"/>
      <style:text-properties officeooo:rsid="00228b12" officeooo:paragraph-rsid="001fd517"/>
    </style:style>
    <style:style style:name="P18" style:family="paragraph" style:parent-style-name="Frame_20_contents">
      <style:paragraph-properties fo:text-align="center" style:justify-single-word="false"/>
      <style:text-properties officeooo:rsid="001b8e0b" officeooo:paragraph-rsid="001b8e0b"/>
    </style:style>
    <style:style style:name="P19" style:family="paragraph" style:parent-style-name="Frame_20_contents">
      <style:text-properties officeooo:paragraph-rsid="001b8e0b"/>
    </style:style>
    <style:style style:name="P20" style:family="paragraph" style:parent-style-name="Frame_20_contents">
      <style:paragraph-properties fo:text-align="center" style:justify-single-word="false"/>
      <style:text-properties officeooo:rsid="0021e816" officeooo:paragraph-rsid="0021e816"/>
    </style:style>
    <style:style style:name="P21" style:family="paragraph" style:parent-style-name="Standard" style:list-style-name="L1">
      <style:paragraph-properties fo:text-align="start" style:justify-single-word="false"/>
      <style:text-properties officeooo:rsid="00172449" officeooo:paragraph-rsid="00172449"/>
    </style:style>
    <style:style style:name="P22" style:family="paragraph" style:parent-style-name="Standard" style:list-style-name="L2">
      <style:paragraph-properties fo:text-align="start" style:justify-single-word="false"/>
      <style:text-properties officeooo:rsid="001e99b8" officeooo:paragraph-rsid="001e99b8"/>
    </style:style>
    <style:style style:name="P23" style:family="paragraph" style:parent-style-name="Standard" style:list-style-name="L3">
      <style:paragraph-properties fo:text-align="start" style:justify-single-word="false"/>
      <style:text-properties officeooo:rsid="001fd517" officeooo:paragraph-rsid="00212337"/>
    </style:style>
    <style:style style:name="P24" style:family="paragraph" style:parent-style-name="Standard">
      <style:paragraph-properties fo:text-align="start" style:justify-single-word="false"/>
      <style:text-properties officeooo:rsid="001fd517" officeooo:paragraph-rsid="001fd517"/>
    </style:style>
    <style:style style:name="P25" style:family="paragraph" style:parent-style-name="Standard" style:list-style-name="L3">
      <style:paragraph-properties fo:text-align="start" style:justify-single-word="false"/>
      <style:text-properties officeooo:rsid="00212337" officeooo:paragraph-rsid="00212337"/>
    </style:style>
    <style:style style:name="P26" style:family="paragraph" style:parent-style-name="Standard" style:list-style-name="L4">
      <style:paragraph-properties fo:text-align="start" style:justify-single-word="false"/>
      <style:text-properties officeooo:rsid="00212337" officeooo:paragraph-rsid="00212337"/>
    </style:style>
    <style:style style:name="P27" style:family="paragraph" style:parent-style-name="Standard" style:list-style-name="L5">
      <style:paragraph-properties fo:text-align="start" style:justify-single-word="false"/>
      <style:text-properties officeooo:rsid="00212337" officeooo:paragraph-rsid="00212337"/>
    </style:style>
    <style:style style:name="P28" style:family="paragraph" style:parent-style-name="Standard">
      <style:paragraph-properties fo:text-align="start" style:justify-single-word="false"/>
      <style:text-properties officeooo:rsid="00228b12" officeooo:paragraph-rsid="001fd517"/>
    </style:style>
    <style:style style:name="P29" style:family="paragraph" style:parent-style-name="Standard">
      <style:paragraph-properties fo:text-align="start" style:justify-single-word="false"/>
      <style:text-properties officeooo:rsid="0023dd4a" officeooo:paragraph-rsid="0023dd4a"/>
    </style:style>
    <style:style style:name="P30" style:family="paragraph" style:parent-style-name="Standard">
      <style:paragraph-properties fo:text-align="center" style:justify-single-word="false"/>
      <style:text-properties officeooo:rsid="0023dd4a" officeooo:paragraph-rsid="0023dd4a"/>
    </style:style>
    <style:style style:name="P31" style:family="paragraph" style:parent-style-name="Frame_20_contents">
      <style:paragraph-properties fo:text-align="center" style:justify-single-word="false"/>
      <style:text-properties officeooo:paragraph-rsid="001b9cd1"/>
    </style:style>
    <style:style style:name="P32" style:family="paragraph">
      <style:paragraph-properties fo:text-align="center"/>
    </style:style>
    <style:style style:name="T1" style:family="text">
      <style:text-properties officeooo:rsid="001d1ebc"/>
    </style:style>
    <style:style style:name="T2" style:family="text">
      <style:text-properties officeooo:rsid="001d70a6"/>
    </style:style>
    <style:style style:name="T3" style:family="text">
      <style:text-properties officeooo:rsid="001e1fdf"/>
    </style:style>
    <style:style style:name="T4" style:family="text">
      <style:text-properties officeooo:rsid="001b9cd1"/>
    </style:style>
    <style:style style:name="T5" style:family="text">
      <style:text-properties officeooo:rsid="00212337"/>
    </style:style>
    <style:style style:name="T6" style:family="text">
      <style:text-properties officeooo:rsid="0021e8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textarea-horizontal-align="justify" draw:textarea-vertical-align="middle" draw:auto-grow-height="false" fo:min-height="1.455cm" fo:min-width="2.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textarea-horizontal-align="justify" draw:textarea-vertical-align="middle" draw:auto-grow-height="false" fo:min-height="1.169cm" fo:min-width="1.95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IENT SERVER MODEL</text:p>
      <text:p text:style-name="P4"/>
      <text:p text:style-name="P4">A client srever network is a network of computers in which one server and several clients are present. The server is a centtralized computer and the clients are some other less powerful computers or workstations. </text:p>
      <text:p text:style-name="P4"/>
      <text:p text:style-name="P4">So what basically a client ans server is can be explained as given below</text:p>
      <text:p text:style-name="P4"/>
      <text:list xml:id="list2294522661" text:style-name="L1">
        <text:list-item>
          <text:p text:style-name="P21">SERVER: Connection point for several clients that will handle their requests.</text:p>
        </text:list-item>
        <text:list-item>
          <text:p text:style-name="P21">CLIENT: Software that usually connected to the server to perform actions. Client provides user interface that allows the users to carry out actions.</text:p>
          <text:p text:style-name="P21"/>
        </text:list-item>
      </text:list>
      <text:p text:style-name="P9">Examples of applications that uses client server model include Emails, Network printing and World wide web.</text:p>
      <text:p text:style-name="P9"/>
      <text:p text:style-name="P10">Servers <text:span text:style-name="T1">ar</text:span>e of many types based on the service that they provide. They include web server for web pages and file server for computer files. Whether a computer is a server or a clien<text:span text:style-name="T6">t </text:span>is determined by the nature of applications that requires the service functions. Whether a computer is a client , a server or both is determined by the nature of the application that requires the service functions.</text:p>
      <text:p text:style-name="P8"/>
      <text:p text:style-name="P1"><draw:custom-shape text:anchor-type="paragraph" draw:z-index="0" draw:name="Shape1" draw:style-name="gr1" draw:text-style-name="P32" svg:width="2.511cm" svg:height="1.456cm" svg:x="1.409cm" svg:y="1.522cm"><text:p text:style-name="P18">Client</text:p><text:p text:style-name="P18">Machine</text:p><text:p text:style-name="P19"/><draw:enhanced-geometry svg:viewBox="0 0 21600 21600" draw:type="rectangle" draw:enhanced-path="M 0 0 L 21600 0 21600 21600 0 21600 0 0 Z N"/></draw:custom-shape></text:p>
      <text:p text:style-name="P1"/>
      <text:p text:style-name="P1"/>
      <text:p text:style-name="P11"><draw:line text:anchor-type="paragraph" draw:z-index="5" draw:name="Shape9" draw:style-name="gr2" draw:text-style-name="P32" svg:x1="4.669cm" svg:y1="0.311cm" svg:x2="4.59cm" svg:y2="0.258cm"><text:p/></draw:line></text:p>
      <text:p text:style-name="P1"><draw:line text:anchor-type="paragraph" draw:z-index="9" draw:name="Shape6" draw:style-name="gr2" draw:text-style-name="P32" svg:x1="6.644cm" svg:y1="1.741cm" svg:x2="3.919cm" svg:y2="0.418cm"><text:p/></draw:line></text:p>
      <text:p text:style-name="P1"/>
      <text:p text:style-name="P1"><draw:custom-shape text:anchor-type="paragraph" draw:z-index="10" draw:name="Shape3" draw:style-name="gr3" draw:text-style-name="P32" svg:width="2.991cm" svg:height="1.8cm" svg:x="6.23cm" svg:y="0.395cm"><text:p text:style-name="P31"><text:span text:style-name="T4">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1"><draw:custom-shape text:anchor-type="paragraph" draw:z-index="3" draw:name="Shape1" draw:style-name="gr1" draw:text-style-name="P32" svg:width="2.511cm" svg:height="1.456cm" svg:x="1.356cm" svg:y="0.353cm"><text:p text:style-name="P18">Mobile</text:p><text:p text:style-name="P18">Client</text:p><text:p text:style-name="P19"/><draw:enhanced-geometry svg:viewBox="0 0 21600 21600" draw:type="rectangle" draw:enhanced-path="M 0 0 L 21600 0 21600 21600 0 21600 0 0 Z N"/></draw:custom-shape><draw:custom-shape text:anchor-type="paragraph" draw:z-index="4" draw:name="Shape1" draw:style-name="gr1" draw:text-style-name="P32" svg:width="2.511cm" svg:height="1.456cm" svg:x="11.566cm" svg:y="0.113cm"><text:p text:style-name="P20">Server</text:p><text:p text:style-name="P19"/><draw:enhanced-geometry svg:viewBox="0 0 21600 21600" draw:mirror-horizontal="false" draw:mirror-vertical="false" draw:type="rectangle" draw:enhanced-path="M 0 0 L 21600 0 21600 21600 0 21600 0 0 Z N"/></draw:custom-shape></text:p>
      <text:p text:style-name="P1"><draw:line text:anchor-type="paragraph" draw:z-index="6" draw:name="Shape5" draw:style-name="gr2" draw:text-style-name="P32" svg:x1="11.495cm" svg:y1="0.372cm" svg:x2="9.22cm" svg:y2="0.372cm"><text:p/></draw:line><draw:line text:anchor-type="paragraph" draw:z-index="11" draw:name="Shape10" draw:style-name="gr2" draw:text-style-name="P32" svg:x1="6.23cm" svg:y1="0.372cm" svg:x2="3.866cm" svg:y2="0.504cm"><text:p/></draw:line></text:p>
      <text:p text:style-name="P1"><draw:line text:anchor-type="paragraph" draw:z-index="7" draw:name="Shape8" draw:style-name="gr2" draw:text-style-name="P32" svg:x1="3.981cm" svg:y1="0.056cm" svg:x2="3.865cm" svg:y2="0.135cm"><text:p/></draw:line></text:p>
      <text:p text:style-name="P6"><draw:line text:anchor-type="paragraph" draw:z-index="8" draw:name="Shape11" draw:style-name="gr2" draw:text-style-name="P32" svg:x1="6.645cm" svg:y1="0.046cm" svg:x2="3.941cm" svg:y2="1.514cm"><text:p/></draw:line><text:s text:c="14"/></text:p>
      <text:p text:style-name="P6"/>
      <text:p text:style-name="P6"><draw:custom-shape text:anchor-type="paragraph" draw:z-index="1" draw:name="Shape1" draw:style-name="gr1" draw:text-style-name="P32" svg:width="2.511cm" svg:height="1.456cm" svg:x="1.432cm" svg:y="0.081cm"><text:p text:style-name="P18">Desktop</text:p><text:p text:style-name="P18">Client</text:p><text:p text:style-name="P19"/><draw:enhanced-geometry svg:viewBox="0 0 21600 21600" draw:type="rectangle" draw:enhanced-path="M 0 0 L 21600 0 21600 21600 0 21600 0 0 Z N"/></draw:custom-shape></text:p>
      <text:p text:style-name="P7"><draw:line text:anchor-type="paragraph" draw:z-index="2" draw:name="Shape7" draw:style-name="gr2" draw:text-style-name="P32" svg:x1="5.569cm" svg:y1="1.201cm" svg:x2="5.675cm" svg:y2="1.069cm"><text:p/></draw:line><text:s text:c="1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3"><text:span text:style-name="T2">DIFFERENT NAME SERVER RECORDS TO HOST A WEBSITE</text:span> </text:p>
      <text:p text:style-name="P5"/>
      <text:p text:style-name="P12">A name server is a specialized server on internet that handles queries or questions from your local computer about the location of a domain name’s various srevices. <text:span text:style-name="T3">It can be related to a phone book analogy. </text:span></text:p>
      <text:p text:style-name="P12"/>
      <text:p text:style-name="P13">A Records: </text:p>
      <text:p text:style-name="P13"/>
      <text:list xml:id="list2098706617" text:style-name="L2">
        <text:list-item>
          <text:p text:style-name="P22">These are also called address records or sometimes called Host records. </text:p>
        </text:list-item>
        <text:list-item>
          <text:p text:style-name="P22">A record only resolves to IP address. They point our donamin to the IP address of your website or hosting.</text:p>
        </text:list-item>
      </text:list>
      <text:p text:style-name="P13"/>
      <text:p text:style-name="P14">CNAME Records: </text:p>
      <text:p text:style-name="P14"/>
      <text:list xml:id="list1625537918" text:style-name="L3">
        <text:list-item>
          <text:p text:style-name="P23">Stands for Canonical name <text:span text:style-name="T5">record. CNAME records only resolves to domains and subdomains. </text:span></text:p>
        </text:list-item>
        <text:list-item>
          <text:p text:style-name="P25">A CNAME record points one of your sub domains to a different name. </text:p>
        </text:list-item>
      </text:list>
      <text:p text:style-name="P15"/>
      <text:p text:style-name="P16">MX Records: </text:p>
      <text:p text:style-name="P16"/>
      <text:list xml:id="list3224421256" text:style-name="L4">
        <text:list-item>
          <text:p text:style-name="P26">MX stands for mail exchange.</text:p>
        </text:list-item>
        <text:list-item>
          <text:p text:style-name="P26">MX record does resolves to text and not IP records.</text:p>
        </text:list-item>
        <text:list-item>
          <text:p text:style-name="P26">These records are direct emails sent to your domain name to the crrect server to then send it to your specific email address. Your email provider will provide you with the necessary MX records for your email.</text:p>
          <text:p text:style-name="P26"/>
        </text:list-item>
      </text:list>
      <text:p text:style-name="P16">TXT Records</text:p>
      <text:p text:style-name="P16"/>
      <text:list xml:id="list409617608" text:style-name="L5">
        <text:list-item>
          <text:p text:style-name="P27">TXT just stands for Text.</text:p>
        </text:list-item>
        <text:list-item>
          <text:p text:style-name="P27">These records does not change anything on your domain, but they can be searched for your domain.</text:p>
        </text:list-item>
        <text:list-item>
          <text:p text:style-name="P27">These services are commonly used by services such as google, which will ask you to add a string of characters to a TXT record, so thet they can search for the record of and verify that you are the domains’s owner/have access to the domain’s DNS records.</text:p>
        </text:list-item>
      </text:list>
      <text:p text:style-name="P14"/>
      <text:p text:style-name="P14"/>
      <text:p text:style-name="P14"/>
      <text:p text:style-name="P1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RESEARCH TOPICS</text:p>
      <text:p text:style-name="P14"/>
      <text:p text:style-name="P29">Researched on the basic coding of HTML.</text:p>
      <text:p text:style-name="P29">Read the tutorials provided by w3schools.com on HTML.</text:p>
      <text:p text:style-name="P29">Gone through some basic programming examples.</text:p>
      <text:p text:style-name="P14"/>
      <text:p text:style-name="P14"/>
      <text:p text:style-name="P14"/>
      <text:p text:style-name="P14"/>
      <text:p text:style-name="P14"/>
      <text:p text:style-name="P14"/>
      <text:p text:style-name="P14"/>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09:16:19.782816117</meta:creation-date>
    <dc:date>2018-06-06T17:22:49.594914639</dc:date>
    <meta:editing-duration>PT54M28S</meta:editing-duration>
    <meta:editing-cycles>5</meta:editing-cycles>
    <meta:generator>LibreOffice/6.0.3.2$Linux_X86_64 LibreOffice_project/00m0$Build-2</meta:generator>
    <meta:document-statistic meta:table-count="0" meta:image-count="0" meta:object-count="0" meta:page-count="3" meta:paragraph-count="39" meta:word-count="447" meta:character-count="2578" meta:non-whitespace-character-count="2144"/>
  </office:meta>
</office:document-meta>
</file>